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CPU Elvees 1892VM12AT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2" office:value-type="string">
            <text:p><text:span text:style-name="T1">RTEMS O0, Tick = 10ms</text:span></text:p>
          </table:table-cell>
          <table:table-cell/>
        </table:table-row>
        <table:table-row table:style-name="ro1">
          <table:table-cell office:value-type="string">
            <text:p>RAM (MHz)</text:p>
          </table:table-cell>
          <table:table-cell office:value-type="string">
            <text:p>Calculation time (ms)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2">
          <table:table-cell table:style-name="ce2" office:value-type="string">
            <text:p>RTEMS O2, RAM 60Mhz</text:p>
          </table:table-cell>
          <table:table-cell/>
        </table:table-row>
        <table:table-row table:style-name="ro1">
          <table:table-cell office:value-type="string">
            <text:p>Tick (ms)</text:p>
          </table:table-cell>
          <table:table-cell office:value-type="string">
            <text:p>Calculation time (ms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124.9">
            <text:p>124,9</text:p>
          </table:table-cell>
        </table:table-row>
        <table:table-row table:style-name="ro2">
          <table:table-cell office:value-type="float" office:value="0.05">
            <text:p>0,05</text:p>
          </table:table-cell>
          <table:table-cell office:value-type="float" office:value="213.65">
            <text:p>213,65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Liberation Sans" style:language-asian="zh" style:country-asian="CN" style:font-name-complex="Liberation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.06.2018</text:date>, <text:time>11:29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14:45</meta:creation-date>
    <dc:date>2018-06-01T11:29:29</dc:date>
    <meta:editing-duration>PT14M45S</meta:editing-duration>
    <meta:editing-cycles>5</meta:editing-cycles>
    <meta:generator>OpenOffice/4.1.5$Unix OpenOffice.org_project/415m1$Build-9789</meta:generator>
    <meta:document-statistic meta:table-count="3" meta:cell-count="23" meta:object-count="0"/>
  </office:meta>
</office:document-meta>
</file>